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3"/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17_12-27-04_000.jpg</text:p>
          </table:table-cell>
          <table:table-cell table:style-name="ce12" office:value-type="string">
            <text:p>:m 食べた物</text:p>
          </table:table-cell>
          <table:table-cell table:style-name="ce20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1-17_15-50-49_000.jpg</text:p>
          </table:table-cell>
          <table:table-cell table:style-name="ce12" office:value-type="string">
            <text:p>:m RES 1*4 / free# JVEMV6 76#_32:1 / 76. physics / =~,topics=多重積分；math3dで、parametric-surface,other=~,s=~,i=~,r-2-4~8#2.1</text:p>
          </table:table-cell>
          <table:table-cell table:style-name="ce12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RES 1*4 / free# JVEMV6 76#_32:1 / 76. physics / =~,topics=多重積分；math3dで、parametric-surface,other=~,s=~,i=~,r-2-4~8#2.1">
            <text:p>:m RES 1*4 / free# JVEMV6 76#_32:1 / 76. physics / =~,topics=多重積分；math3dで、parametric-surface,other=~,s=~,i=~,r-2-4~8#2.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1-17_15-51-10_000.jpg</text:p>
          </table:table-cell>
          <table:table-cell table:style-name="ce12" office:value-type="string">
            <text:p>:m RES 2-3*4 / free# JVEMV6 76#_32:1 / 76. physics / =~,topics=多重積分,other=q+:(sinx-cosx)、max,s=~,i=~,r-2-4~8#2.1</text:p>
          </table:table-cell>
          <table:table-cell table:style-name="ce12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RES 2-3*4 / free# JVEMV6 76#_32:1 / 76. physics / =~,topics=多重積分,other=q+:(sinx-cosx)、max,s=~,i=~,r-2-4~8#2.1">
            <text:p>:m RES 2-3*4 / free# JVEMV6 76#_32:1 / 76. physics / =~,topics=多重積分,other=q+:(sinx-cosx)、max,s=~,i=~,r-2-4~8#2.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1-17_15-51-40_000.jpg</text:p>
          </table:table-cell>
          <table:table-cell table:style-name="ce12" office:value-type="string">
            <text:p>:m RES 4*4 / free# JVEMV6 76#_32:1 / 76. physics / =~,topics=多重積分,other=q+:(sinx-cosx)、max,s=~,i=~,r-2-4~8#3.1</text:p>
          </table:table-cell>
          <table:table-cell table:style-name="ce12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RES 4*4 / free# JVEMV6 76#_32:1 / 76. physics / =~,topics=多重積分,other=q+:(sinx-cosx)、max,s=~,i=~,r-2-4~8#3.1">
            <text:p>:m RES 4*4 / free# JVEMV6 76#_32:1 / 76. physics / =~,topics=多重積分,other=q+:(sinx-cosx)、max,s=~,i=~,r-2-4~8#3.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1-17_16-29-01_000.jpg</text:p>
          </table:table-cell>
          <table:table-cell table:style-name="ce12" office:value-type="string">
            <text:p>:m / misc / topic=歯科：歯茎の腫れ / content=歯茎の腫れ。現状の記録。,other=ササキ歯科医院へ行く前に、メモした。</text:p>
          </table:table-cell>
          <table:table-cell table:style-name="ce20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/ misc / topic=歯科：歯茎の腫れ / content=歯茎の腫れ。現状の記録。,other=ササキ歯科医院へ行く前に、メモした。">
            <text:p>:m / misc / topic=歯科：歯茎の腫れ / content=歯茎の腫れ。現状の記録。,other=ササキ歯科医院へ行く前に、メモした。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5" office:value-type="string">
            <text:p>2021-11-17_19-04-03_000.jpg</text:p>
          </table:table-cell>
          <table:table-cell table:style-name="ce12" office:value-type="string">
            <text:p>:m :篠笛,shinobue #*# / session-memo / s.1:res,for=alt-fingering,Re+,notes=Fs,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:篠笛,shinobue #*# / session-memo / s.1:res,for=alt-fingering,Re+,notes=Fs,R=~">
            <text:p>:m :篠笛,shinobue #*# / session-memo / s.1:res,for=alt-fingering,Re+,notes=Fs,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5" office:value-type="string">
            <text:p>2021-11-17_21-05-47_000.jpg</text:p>
          </table:table-cell>
          <table:table-cell table:style-name="ce12" office:value-type="string">
            <text:p>:m 食べた物</text:p>
          </table:table-cell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5" office:value-type="string">
            <text:p>2021-11-18_02-02-28_000.jpg</text:p>
          </table:table-cell>
          <table:table-cell table:style-name="ce19" office:value-type="string">
            <text:p>:m :PHOTO 寝た時刻 / 2021 / オナニー、未了、duration=３０分ぐらい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:PHOTO 寝た時刻 / 2021 / オナニー、未了、duration=３０分ぐらい,other=~">
            <text:p>:m :PHOTO 寝た時刻 / 2021 / オナニー、未了、duration=３０分ぐらい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1-18_08-00-27_000.jpg</text:p>
          </table:table-cell>
          <table:table-cell table:style-name="ce19" office:value-type="string">
            <text:p>:m :PHOTO 起きた時刻 / 2021</text:p>
          </table:table-cell>
          <table:table-cell table:style-name="ce20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string">
            <text:p>2021-11-18_09-46-46_000.jpg</text:p>
          </table:table-cell>
          <table:table-cell table:style-name="ce19" office:value-type="string">
            <text:p>:m RES 1-4*5 / free# JVEMV6 76#_id=HNWT:1 / 76. physics / w=~,topics=(sin(x)^2)の積分。にまつわる、調べ物,other=found+;q+:open:(sin(x)^4)。積分,s=~,i=~,doc=~</text:p>
          </table:table-cell>
          <table:table-cell table:style-name="ce12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RES 1-4*5 / free# JVEMV6 76#_id=HNWT:1 / 76. physics / w=~,topics=(sin(x)^2)の積分。にまつわる、調べ物,other=found+;q+:open:(sin(x)^4)。積分,s=~,i=~,doc=~">
            <text:p>:m RES 1-4*5 / free# JVEMV6 76#_id=HNWT:1 / 76. physics / w=~,topics=(sin(x)^2)の積分。にまつわる、調べ物,other=found+;q+:open:(sin(x)^4)。積分,s=~,i=~,doc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2021-11-18_09-47-08_000.jpg</text:p>
          </table:table-cell>
          <table:table-cell table:style-name="ce21" office:value-type="string">
            <text:p>:m RES 5*5 / free# JVEMV6 76#_id=HNWT:1 / 76. physics / w=~,topics=(sin(x)^2)の積分。にまつわる、調べ物,other=q+:open:(sin(x)^4)。積分,s=~,i=~,doc=~</text:p>
          </table:table-cell>
          <table:table-cell table:style-name="ce12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RES 5*5 / free# JVEMV6 76#_id=HNWT:1 / 76. physics / w=~,topics=(sin(x)^2)の積分。にまつわる、調べ物,other=q+:open:(sin(x)^4)。積分,s=~,i=~,doc=~">
            <text:p>:m RES 5*5 / free# JVEMV6 76#_id=HNWT:1 / 76. physics / w=~,topics=(sin(x)^2)の積分。にまつわる、調べ物,other=q+:open:(sin(x)^4)。積分,s=~,i=~,doc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1-17_19-00-11_000.mp4</text:p>
          </table:table-cell>
          <table:table-cell table:style-name="ce19" office:value-type="string">
            <text:p>:VIDEO / @自室 / 記録 / jap.flute / 演奏、play / R=1 / todays-melody,memo=~,Re+</text:p>
          </table:table-cell>
          <table:table-cell table:style-name="ce19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VIDEO / @自室 / 記録 / jap.flute / 演奏、play / R=1 / todays-melody,memo=~,Re+">
            <text:p>:VIDEO / @自室 / 記録 / jap.flute / 演奏、play / R=1 / todays-melody,memo=~,Re+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14]=&quot;&quot;;[.C14];CONCATENATE([.C14];&quot; / &quot;;[.E14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5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9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21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/>
          <table:table-cell table:style-name="ce5"/>
          <table:table-cell table:style-name="ce40" table:formula="of:=IF([.E31]=&quot;&quot;;[.C31];CONCATENATE([.C31];&quot; / &quot;;[.E3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2]=&quot;&quot;;[.C32];CONCATENATE([.C32];&quot; / &quot;;[.E3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3]=&quot;&quot;;[.C33];CONCATENATE([.C33];&quot; / &quot;;[.E3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/>
          <table:table-cell table:style-name="ce5"/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/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20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:m :PHOTO 寝た時刻 / 2021 / オナニー、未了、duration=３０分ぐらい,other=~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0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8">2021/11/18</text:date>, <text:time>10:37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18T10:37:46.03</dc:date>
    <dc:creator>iwabuchi ken</dc:creator>
    <meta:editing-duration>P40DT6H31M38S</meta:editing-duration>
    <meta:editing-cycles>13822</meta:editing-cycles>
    <meta:document-statistic meta:table-count="1" meta:cell-count="434" meta:object-count="0"/>
  </office:meta>
</office:document-meta>
</file>